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942f" officeooo:paragraph-rsid="0017942f"/>
    </style:style>
    <style:style style:name="P2" style:family="paragraph" style:parent-style-name="Standard" style:list-style-name="L1">
      <style:text-properties officeooo:rsid="0017942f" officeooo:paragraph-rsid="0017942f"/>
    </style:style>
    <style:style style:name="P3" style:family="paragraph" style:parent-style-name="Standard">
      <style:text-properties officeooo:rsid="00189c2d" officeooo:paragraph-rsid="00189c2d"/>
    </style:style>
    <style:style style:name="P4" style:family="paragraph" style:parent-style-name="Standard" style:list-style-name="L1">
      <style:text-properties officeooo:rsid="00189c2d" officeooo:paragraph-rsid="00189c2d"/>
    </style:style>
    <style:style style:name="P5" style:family="paragraph" style:parent-style-name="Standard">
      <style:text-properties fo:font-size="14pt" fo:font-weight="bold" officeooo:rsid="0017942f" officeooo:paragraph-rsid="0017942f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fo:font-size="14pt" fo:font-weight="bold" officeooo:rsid="0017942f" officeooo:paragraph-rsid="0017942f" style:font-size-asian="14pt" style:font-weight-asian="bold" style:font-size-complex="14pt" style:font-weight-complex="bold"/>
    </style:style>
    <style:style style:name="P7" style:family="paragraph" style:parent-style-name="Standard" style:list-style-name="L1">
      <style:text-properties fo:font-size="14pt" fo:font-weight="bold" officeooo:rsid="00189c2d" officeooo:paragraph-rsid="00189c2d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text-properties officeooo:rsid="0019ef05" officeooo:paragraph-rsid="0019ef05"/>
    </style:style>
    <style:style style:name="T1" style:family="text">
      <style:text-properties officeooo:rsid="00189c2d"/>
    </style:style>
    <style:style style:name="T2" style:family="text">
      <style:text-properties officeooo:rsid="0019ef0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nchTest Android RESTFUL API Documentation</text:p>
      <text:p text:style-name="P1">REST URLs / README</text:p>
      <text:p text:style-name="P1"/>
      <text:p text:style-name="P5">URL</text:p>
      <text:p text:style-name="P5"/>
      <text:list xml:id="list2735266710323078600" text:style-name="L1">
        <text:list-item>
          <text:p text:style-name="P6">/</text:p>
          <text:list>
            <text:list-item>
              <text:p text:style-name="P4">POST</text:p>
              <text:list>
                <text:list-item>
                  <text:p text:style-name="P4">Initially adds user to database</text:p>
                </text:list-item>
              </text:list>
            </text:list-item>
          </text:list>
          <text:p text:style-name="P2"/>
        </text:list-item>
        <text:list-item>
          <text:p text:style-name="P6">/measurements/<text:span text:style-name="T1">{{user_id}}</text:span></text:p>
          <text:list>
            <text:list-item>
              <text:p text:style-name="P4">POST</text:p>
              <text:list>
                <text:list-item>
                  <text:p text:style-name="P4">Add <text:span text:style-name="T2">circumference </text:span>measurements to user </text:p>
                </text:list-item>
              </text:list>
            </text:list-item>
            <text:list-item>
              <text:p text:style-name="P4">GET</text:p>
              <text:list>
                <text:list-item>
                  <text:p text:style-name="P4">Get last posted <text:span text:style-name="T2">circumference</text:span> measurement</text:p>
                </text:list-item>
              </text:list>
            </text:list-item>
          </text:list>
          <text:p text:style-name="P2"/>
        </text:list-item>
        <text:list-item>
          <text:p text:style-name="P6">/pinchtest/{{pinch_id}}</text:p>
          <text:list>
            <text:list-item>
              <text:p text:style-name="P4">GET</text:p>
              <text:list>
                <text:list-item>
                  <text:p text:style-name="P4">Get specific pinch/body fat measurement from API</text:p>
                </text:list-item>
              </text:list>
            </text:list-item>
            <text:list-item>
              <text:p text:style-name="P4">PUT</text:p>
              <text:list>
                <text:list-item>
                  <text:p text:style-name="P4">Edit specific pinch/body fat measurement on API</text:p>
                </text:list-item>
              </text:list>
            </text:list-item>
          </text:list>
          <text:p text:style-name="P4"/>
        </text:list-item>
        <text:list-item>
          <text:p text:style-name="P6">/<text:span text:style-name="T1">pinchtest/{{user_id}}</text:span></text:p>
          <text:list>
            <text:list-item>
              <text:p text:style-name="P4">POST</text:p>
              <text:list>
                <text:list-item>
                  <text:p text:style-name="P4">Add new set of body fat/ pinch measurements to user</text:p>
                </text:list-item>
              </text:list>
            </text:list-item>
          </text:list>
          <text:p text:style-name="P4"/>
        </text:list-item>
        <text:list-item>
          <text:p text:style-name="P7">/user</text:p>
          <text:list>
            <text:list-item>
              <text:p text:style-name="P4">PUT</text:p>
              <text:list>
                <text:list-item>
                  <text:p text:style-name="P4">Edit user data in database</text:p>
                </text:list-item>
              </text:list>
            </text:list-item>
          </text:list>
          <text:p text:style-name="P4"/>
        </text:list-item>
        <text:list-item>
          <text:p text:style-name="P7">/user/{{user_id}}</text:p>
          <text:list>
            <text:list-item>
              <text:p text:style-name="P4">GET</text:p>
              <text:list>
                <text:list-item>
                  <text:p text:style-name="P8">Get specific user from API</text:p>
                </text:list-item>
              </text:list>
            </text:list-item>
            <text:list-item>
              <text:p text:style-name="P4">DELETE</text:p>
              <text:list>
                <text:list-item>
                  <text:p text:style-name="P8">Delete specific user and delete all associated pinch/body fat and circumference measurements</text:p>
                </text:list-item>
              </text:list>
            </text:list-item>
          </text:list>
        </text:list-item>
      </text:list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15:22:51.788360035</meta:creation-date>
    <dc:date>2017-06-10T15:46:59.747253425</dc:date>
    <meta:editing-duration>PT2M17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32" meta:word-count="115" meta:character-count="620" meta:non-whitespace-character-count="560"/>
  </office:meta>
</office:document-meta>
</file>